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06a8de" officeooo:paragraph-rsid="0006a8de"/>
    </style:style>
    <style:style style:name="P2" style:family="paragraph" style:parent-style-name="Nadpis1">
      <style:text-properties officeooo:rsid="001f0588" officeooo:paragraph-rsid="001f0588"/>
    </style:style>
    <style:style style:name="P3" style:family="paragraph" style:parent-style-name="text">
      <style:text-properties fo:font-style="italic" officeooo:rsid="000b81e4" officeooo:paragraph-rsid="000b81e4" style:font-style-asian="italic" style:font-style-complex="italic"/>
    </style:style>
    <style:style style:name="P4" style:family="paragraph" style:parent-style-name="text">
      <style:text-properties fo:color="#000000" fo:font-style="italic" officeooo:rsid="000b81e4" officeooo:paragraph-rsid="000b81e4" style:font-style-asian="italic" style:font-style-complex="italic"/>
    </style:style>
    <style:style style:name="P5" style:family="paragraph" style:parent-style-name="text">
      <style:paragraph-properties fo:text-align="start" style:justify-single-word="false"/>
      <style:text-properties fo:color="#ce181e" fo:font-weight="normal" officeooo:rsid="0011db57" officeooo:paragraph-rsid="0022dba4" style:font-weight-asian="normal" style:font-weight-complex="normal"/>
    </style:style>
    <style:style style:name="P6" style:family="paragraph" style:parent-style-name="text">
      <style:text-properties fo:color="#ce181e" fo:font-weight="normal" officeooo:rsid="0022f14b" officeooo:paragraph-rsid="0022f14b" style:font-weight-asian="normal" style:font-weight-complex="normal"/>
    </style:style>
    <style:style style:name="P7" style:family="paragraph" style:parent-style-name="text">
      <style:text-properties fo:color="#ce181e" fo:font-weight="normal" officeooo:rsid="00427de3" officeooo:paragraph-rsid="00427de3" style:font-weight-asian="normal" style:font-weight-complex="normal"/>
    </style:style>
    <style:style style:name="P8" style:family="paragraph" style:parent-style-name="Nadpis2">
      <style:text-properties officeooo:rsid="000b0913" officeooo:paragraph-rsid="000b0913"/>
    </style:style>
    <style:style style:name="P9" style:family="paragraph" style:parent-style-name="Nadpis2">
      <style:text-properties officeooo:rsid="001f0588" officeooo:paragraph-rsid="001f0588"/>
    </style:style>
    <style:style style:name="P10" style:family="paragraph" style:parent-style-name="Nadpis2">
      <style:text-properties fo:font-style="italic" style:font-style-asian="italic" style:font-style-complex="italic"/>
    </style:style>
    <style:style style:name="P11" style:family="paragraph" style:parent-style-name="Nadpis2">
      <style:text-properties fo:font-style="italic" officeooo:rsid="0020131d" officeooo:paragraph-rsid="0020131d" style:font-style-asian="italic" style:font-style-complex="italic"/>
    </style:style>
    <style:style style:name="P12" style:family="paragraph" style:parent-style-name="Hlavička">
      <style:text-properties officeooo:rsid="0006a8de" officeooo:paragraph-rsid="0006a8de"/>
    </style:style>
    <style:style style:name="P13" style:family="paragraph" style:parent-style-name="Nadpis1" style:list-style-name="L5"/>
    <style:style style:name="P14" style:family="paragraph" style:parent-style-name="Nadpis1">
      <style:text-properties officeooo:rsid="001f0588" officeooo:paragraph-rsid="001f0588"/>
    </style:style>
    <style:style style:name="P15" style:family="paragraph" style:parent-style-name="Nadpis2" style:list-style-name="L5">
      <style:text-properties officeooo:rsid="000b0913" officeooo:paragraph-rsid="000b0913"/>
    </style:style>
    <style:style style:name="P16" style:family="paragraph" style:parent-style-name="text" style:list-style-name="L1">
      <style:text-properties officeooo:rsid="001f0588" officeooo:paragraph-rsid="00220b76"/>
    </style:style>
    <style:style style:name="P17" style:family="paragraph" style:parent-style-name="text" style:list-style-name="L1">
      <style:text-properties officeooo:rsid="001f0588" officeooo:paragraph-rsid="001f0588"/>
    </style:style>
    <style:style style:name="P18" style:family="paragraph" style:parent-style-name="text" style:list-style-name="L2">
      <style:text-properties officeooo:rsid="001f0588" officeooo:paragraph-rsid="001f0588"/>
    </style:style>
    <style:style style:name="P19" style:family="paragraph" style:parent-style-name="text" style:list-style-name="L3">
      <style:text-properties officeooo:rsid="001f0588" officeooo:paragraph-rsid="001f0588"/>
    </style:style>
    <style:style style:name="P20" style:family="paragraph" style:parent-style-name="text" style:list-style-name="L1">
      <style:text-properties fo:font-style="italic" officeooo:rsid="0040b5c4" officeooo:paragraph-rsid="0040b5c4" style:font-style-asian="italic" style:font-style-complex="italic"/>
    </style:style>
    <style:style style:name="P21" style:family="paragraph" style:parent-style-name="text" style:list-style-name="L2">
      <style:text-properties fo:font-style="italic" officeooo:rsid="001f0588" officeooo:paragraph-rsid="001f0588" style:font-style-asian="italic" style:font-style-complex="italic"/>
    </style:style>
    <style:style style:name="P22" style:family="paragraph" style:parent-style-name="text" style:list-style-name="L4">
      <style:text-properties fo:font-style="italic" officeooo:rsid="0020131d" officeooo:paragraph-rsid="0020131d" style:font-style-asian="italic" style:font-style-complex="italic"/>
    </style:style>
    <style:style style:name="P23" style:family="paragraph" style:parent-style-name="text" style:list-style-name="L5">
      <style:text-properties fo:font-style="italic" officeooo:rsid="00080625" officeooo:paragraph-rsid="00080625" style:font-style-asian="italic" style:font-style-complex="italic"/>
    </style:style>
    <style:style style:name="P24" style:family="paragraph" style:parent-style-name="text" style:list-style-name="L5">
      <style:paragraph-properties fo:text-align="start" style:justify-single-word="false"/>
      <style:text-properties fo:font-style="italic" officeooo:rsid="000b0913" officeooo:paragraph-rsid="000b0913" style:font-style-asian="italic" style:font-style-complex="italic"/>
    </style:style>
    <style:style style:name="P25" style:family="paragraph" style:parent-style-name="text" style:list-style-name="L5">
      <style:paragraph-properties fo:text-align="start" style:justify-single-word="false"/>
      <style:text-properties fo:font-style="italic" officeooo:rsid="000ed2c1" officeooo:paragraph-rsid="000ed2c1" style:font-style-asian="italic" style:font-style-complex="italic"/>
    </style:style>
    <style:style style:name="P26" style:family="paragraph" style:parent-style-name="text" style:list-style-name="L5">
      <style:paragraph-properties fo:text-align="start" style:justify-single-word="false"/>
      <style:text-properties fo:font-style="italic" officeooo:rsid="00109346" officeooo:paragraph-rsid="00109346" style:font-style-asian="italic" style:font-style-complex="italic"/>
    </style:style>
    <style:style style:name="P27" style:family="paragraph" style:parent-style-name="text" style:list-style-name="L5">
      <style:paragraph-properties fo:text-align="start" style:justify-single-word="false"/>
      <style:text-properties fo:font-style="italic" officeooo:rsid="001c3f7b" officeooo:paragraph-rsid="001c3f7b" style:font-style-asian="italic" style:font-style-complex="italic"/>
    </style:style>
    <style:style style:name="P28" style:family="paragraph" style:parent-style-name="text" style:list-style-name="L5">
      <style:paragraph-properties fo:text-align="start" style:justify-single-word="false"/>
      <style:text-properties fo:font-style="italic" officeooo:rsid="001cba15" officeooo:paragraph-rsid="001cba15" style:font-style-asian="italic" style:font-style-complex="italic"/>
    </style:style>
    <style:style style:name="P29" style:family="paragraph" style:parent-style-name="text" style:list-style-name="L5">
      <style:paragraph-properties fo:text-align="start" style:justify-single-word="false"/>
      <style:text-properties fo:font-style="italic" officeooo:rsid="0024814f" officeooo:paragraph-rsid="0024814f" style:font-style-asian="italic" style:font-style-complex="italic"/>
    </style:style>
    <style:style style:name="P30" style:family="paragraph" style:parent-style-name="text" style:list-style-name="L5">
      <style:paragraph-properties fo:text-align="start" style:justify-single-word="false"/>
      <style:text-properties fo:font-style="italic" officeooo:rsid="0026425b" officeooo:paragraph-rsid="0026425b" style:font-style-asian="italic" style:font-style-complex="italic"/>
    </style:style>
    <style:style style:name="P31" style:family="paragraph" style:parent-style-name="text" style:list-style-name="L5">
      <style:paragraph-properties fo:text-align="start" style:justify-single-word="false"/>
      <style:text-properties fo:font-style="italic" officeooo:rsid="002d40ff" officeooo:paragraph-rsid="002d40ff" style:font-style-asian="italic" style:font-style-complex="italic"/>
    </style:style>
    <style:style style:name="P32" style:family="paragraph" style:parent-style-name="text" style:list-style-name="L1">
      <style:text-properties officeooo:rsid="0040b5c4" officeooo:paragraph-rsid="0040b5c4"/>
    </style:style>
    <style:style style:name="P33" style:family="paragraph" style:parent-style-name="text" style:list-style-name="L3">
      <style:text-properties officeooo:rsid="0020131d" officeooo:paragraph-rsid="0020131d"/>
    </style:style>
    <style:style style:name="P34" style:family="paragraph" style:parent-style-name="text" style:list-style-name="L4">
      <style:text-properties officeooo:rsid="0020131d" officeooo:paragraph-rsid="0020131d"/>
    </style:style>
    <style:style style:name="P35" style:family="paragraph" style:parent-style-name="text" style:list-style-name="L5">
      <style:text-properties officeooo:rsid="0006a8de" officeooo:paragraph-rsid="0006a8de"/>
    </style:style>
    <style:style style:name="P36" style:family="paragraph" style:parent-style-name="text" style:list-style-name="L6">
      <style:text-properties officeooo:rsid="0006a8de" officeooo:paragraph-rsid="0006a8de"/>
    </style:style>
    <style:style style:name="P37" style:family="paragraph" style:parent-style-name="text" style:list-style-name="L5">
      <style:text-properties fo:color="#ce181e" officeooo:rsid="00080625" officeooo:paragraph-rsid="000bd685"/>
    </style:style>
    <style:style style:name="P38" style:family="paragraph" style:parent-style-name="text" style:list-style-name="L7">
      <style:text-properties fo:color="#ce181e" fo:font-weight="normal" officeooo:rsid="0033656c" officeooo:paragraph-rsid="0033656c" style:font-weight-asian="normal" style:font-weight-complex="normal"/>
    </style:style>
    <style:style style:name="P39" style:family="paragraph" style:parent-style-name="text" style:list-style-name="L6">
      <style:text-properties officeooo:rsid="00080625" officeooo:paragraph-rsid="00080625"/>
    </style:style>
    <style:style style:name="P40" style:family="paragraph" style:parent-style-name="text" style:list-style-name="L5">
      <style:text-properties officeooo:rsid="00080625" officeooo:paragraph-rsid="00080625"/>
    </style:style>
    <style:style style:name="P41" style:family="paragraph" style:parent-style-name="text" style:list-style-name="L5">
      <style:text-properties officeooo:rsid="00080625" officeooo:paragraph-rsid="001885d5"/>
    </style:style>
    <style:style style:name="P42" style:family="paragraph" style:parent-style-name="text" style:list-style-name="L5">
      <style:text-properties fo:color="#000000" officeooo:rsid="00080625" officeooo:paragraph-rsid="00080625"/>
    </style:style>
    <style:style style:name="P43" style:family="paragraph" style:parent-style-name="text" style:list-style-name="L5">
      <style:text-properties officeooo:rsid="0008c3c4" officeooo:paragraph-rsid="0008c3c4"/>
    </style:style>
    <style:style style:name="P44" style:family="paragraph" style:parent-style-name="text" style:list-style-name="L5">
      <style:text-properties officeooo:rsid="000a00a1" officeooo:paragraph-rsid="000a00a1"/>
    </style:style>
    <style:style style:name="P45" style:family="paragraph" style:parent-style-name="text" style:list-style-name="L5">
      <style:paragraph-properties fo:text-align="start" style:justify-single-word="false"/>
      <style:text-properties officeooo:rsid="000b0913" officeooo:paragraph-rsid="000b0913"/>
    </style:style>
    <style:style style:name="P46" style:family="paragraph" style:parent-style-name="text" style:list-style-name="L5">
      <style:paragraph-properties fo:text-align="start" style:justify-single-word="false"/>
      <style:text-properties officeooo:rsid="000b0913" officeooo:paragraph-rsid="000ed2c1"/>
    </style:style>
    <style:style style:name="P47" style:family="paragraph" style:parent-style-name="text" style:list-style-name="L5">
      <style:text-properties officeooo:rsid="000b0913" officeooo:paragraph-rsid="000b0913"/>
    </style:style>
    <style:style style:name="P48" style:family="paragraph" style:parent-style-name="text" style:list-style-name="L5">
      <style:paragraph-properties fo:text-align="start" style:justify-single-word="false"/>
      <style:text-properties officeooo:rsid="00434fc3" officeooo:paragraph-rsid="00434fc3"/>
    </style:style>
    <style:style style:name="P49" style:family="paragraph" style:parent-style-name="text" style:list-style-name="L5">
      <style:paragraph-properties fo:text-align="start" style:justify-single-word="false"/>
      <style:text-properties officeooo:rsid="000ed2c1" officeooo:paragraph-rsid="000ed2c1"/>
    </style:style>
    <style:style style:name="P50" style:family="paragraph" style:parent-style-name="text" style:list-style-name="L5">
      <style:paragraph-properties fo:text-align="start" style:justify-single-word="false"/>
      <style:text-properties officeooo:rsid="00109346" officeooo:paragraph-rsid="00109346"/>
    </style:style>
    <style:style style:name="P51" style:family="paragraph" style:parent-style-name="text" style:list-style-name="L5">
      <style:paragraph-properties fo:text-align="start" style:justify-single-word="false"/>
      <style:text-properties officeooo:rsid="001a4ca6" officeooo:paragraph-rsid="001a4ca6"/>
    </style:style>
    <style:style style:name="P52" style:family="paragraph" style:parent-style-name="text" style:list-style-name="L5">
      <style:paragraph-properties fo:text-align="start" style:justify-single-word="false"/>
      <style:text-properties officeooo:rsid="0022f14b" officeooo:paragraph-rsid="0022f14b"/>
    </style:style>
    <style:style style:name="P53" style:family="paragraph" style:parent-style-name="text" style:list-style-name="L5">
      <style:paragraph-properties fo:text-align="start" style:justify-single-word="false"/>
      <style:text-properties officeooo:rsid="001c3f7b" officeooo:paragraph-rsid="001c3f7b"/>
    </style:style>
    <style:style style:name="P54" style:family="paragraph" style:parent-style-name="text" style:list-style-name="L5">
      <style:paragraph-properties fo:text-align="start" style:justify-single-word="false"/>
      <style:text-properties officeooo:rsid="00428896" officeooo:paragraph-rsid="00428896"/>
    </style:style>
    <style:style style:name="P55" style:family="paragraph" style:parent-style-name="text" style:list-style-name="L5">
      <style:paragraph-properties fo:text-align="start" style:justify-single-word="false"/>
      <style:text-properties officeooo:rsid="001cba15" officeooo:paragraph-rsid="001cba15"/>
    </style:style>
    <style:style style:name="P56" style:family="paragraph" style:parent-style-name="text" style:list-style-name="L5">
      <style:paragraph-properties fo:text-align="start" style:justify-single-word="false"/>
      <style:text-properties officeooo:rsid="0024814f" officeooo:paragraph-rsid="0024814f"/>
    </style:style>
    <style:style style:name="P57" style:family="paragraph" style:parent-style-name="text" style:list-style-name="L5">
      <style:paragraph-properties fo:text-align="start" style:justify-single-word="false"/>
      <style:text-properties fo:font-style="normal" officeooo:rsid="0026425b" officeooo:paragraph-rsid="0026425b" style:font-style-asian="normal" style:font-style-complex="normal"/>
    </style:style>
    <style:style style:name="P58" style:family="paragraph" style:parent-style-name="text" style:list-style-name="L5">
      <style:paragraph-properties fo:text-align="start" style:justify-single-word="false"/>
      <style:text-properties fo:font-style="normal" officeooo:rsid="002d40ff" officeooo:paragraph-rsid="002d40ff" style:font-style-asian="normal" style:font-style-complex="normal"/>
    </style:style>
    <style:style style:name="P59" style:family="paragraph" style:parent-style-name="text" style:list-style-name="L5">
      <style:paragraph-properties fo:text-align="start" style:justify-single-word="false"/>
      <style:text-properties fo:font-style="normal" officeooo:rsid="002fc77c" officeooo:paragraph-rsid="002fc77c" style:font-style-asian="normal" style:font-style-complex="normal"/>
    </style:style>
    <style:style style:name="P60" style:family="paragraph" style:parent-style-name="text" style:list-style-name="L5">
      <style:paragraph-properties fo:text-align="start" style:justify-single-word="false"/>
      <style:text-properties fo:font-style="normal" officeooo:rsid="00434fc3" officeooo:paragraph-rsid="00434fc3" style:font-style-asian="normal" style:font-style-complex="normal"/>
    </style:style>
    <style:style style:name="P61" style:family="paragraph" style:parent-style-name="text" style:list-style-name="L7">
      <style:text-properties style:use-window-font-color="true" fo:font-weight="normal" officeooo:rsid="002fc77c" officeooo:paragraph-rsid="0031a832" style:font-weight-asian="normal" style:font-weight-complex="normal"/>
    </style:style>
    <style:style style:name="P62" style:family="paragraph" style:parent-style-name="text" style:list-style-name="L7">
      <style:text-properties style:use-window-font-color="true" fo:font-weight="normal" officeooo:rsid="0031a832" officeooo:paragraph-rsid="0031a832" style:font-weight-asian="normal" style:font-weight-complex="normal"/>
    </style:style>
    <style:style style:name="P63" style:family="paragraph" style:parent-style-name="text" style:list-style-name="L7">
      <style:text-properties style:use-window-font-color="true" fo:font-weight="normal" officeooo:rsid="0035e9da" officeooo:paragraph-rsid="0035e9da" style:font-weight-asian="normal" style:font-weight-complex="normal"/>
    </style:style>
    <style:style style:name="P64" style:family="paragraph" style:parent-style-name="text" style:list-style-name="L7">
      <style:text-properties style:use-window-font-color="true" fo:font-weight="normal" officeooo:rsid="0035e9da" officeooo:paragraph-rsid="00371191" style:font-weight-asian="normal" style:font-weight-complex="normal"/>
    </style:style>
    <style:style style:name="P65" style:family="paragraph" style:parent-style-name="text" style:list-style-name="L7">
      <style:text-properties style:use-window-font-color="true" fo:font-weight="normal" officeooo:rsid="0038c08e" officeooo:paragraph-rsid="0038c08e" style:font-weight-asian="normal" style:font-weight-complex="normal"/>
    </style:style>
    <style:style style:name="P66" style:family="paragraph" style:parent-style-name="text" style:list-style-name="L7">
      <style:text-properties style:use-window-font-color="true" fo:font-weight="normal" officeooo:rsid="00371191" officeooo:paragraph-rsid="00371191" style:font-weight-asian="normal" style:font-weight-complex="normal"/>
    </style:style>
    <style:style style:name="P67" style:family="paragraph" style:parent-style-name="text" style:list-style-name="L7">
      <style:text-properties style:use-window-font-color="true" fo:font-weight="normal" officeooo:rsid="00398955" officeooo:paragraph-rsid="00398955" style:font-weight-asian="normal" style:font-weight-complex="normal"/>
    </style:style>
    <style:style style:name="P68" style:family="paragraph" style:parent-style-name="text" style:list-style-name="L7">
      <style:text-properties style:use-window-font-color="true" fo:font-style="italic" fo:font-weight="normal" officeooo:rsid="0035e9da" officeooo:paragraph-rsid="0035e9da" style:font-style-asian="italic" style:font-weight-asian="normal" style:font-style-complex="italic" style:font-weight-complex="normal"/>
    </style:style>
    <style:style style:name="P69" style:family="paragraph" style:parent-style-name="text" style:list-style-name="L7">
      <style:text-properties style:use-window-font-color="true" fo:font-style="italic" fo:font-weight="normal" officeooo:rsid="00371191" officeooo:paragraph-rsid="00371191" style:font-style-asian="italic" style:font-weight-asian="normal" style:font-style-complex="italic" style:font-weight-complex="normal"/>
    </style:style>
    <style:style style:name="P70" style:family="paragraph" style:parent-style-name="text" style:list-style-name="L7">
      <style:text-properties style:use-window-font-color="true" fo:font-style="italic" fo:font-weight="normal" officeooo:rsid="0038c08e" officeooo:paragraph-rsid="0038c08e" style:font-style-asian="italic" style:font-weight-asian="normal" style:font-style-complex="italic" style:font-weight-complex="normal"/>
    </style:style>
    <style:style style:name="P71" style:family="paragraph" style:parent-style-name="text" style:list-style-name="L7">
      <style:text-properties style:use-window-font-color="true" fo:font-style="italic" fo:font-weight="normal" officeooo:rsid="00398955" officeooo:paragraph-rsid="00398955" style:font-style-asian="italic" style:font-weight-asian="normal" style:font-style-complex="italic" style:font-weight-complex="normal"/>
    </style:style>
    <style:style style:name="T1" style:family="text">
      <style:text-properties officeooo:rsid="0006a8de"/>
    </style:style>
    <style:style style:name="T2" style:family="text">
      <style:text-properties officeooo:rsid="00080625"/>
    </style:style>
    <style:style style:name="T3" style:family="text">
      <style:text-properties fo:color="#ce181e"/>
    </style:style>
    <style:style style:name="T4" style:family="text">
      <style:text-properties fo:color="#ce181e" style:text-position="0% 100%"/>
    </style:style>
    <style:style style:name="T5" style:family="text">
      <style:text-properties officeooo:rsid="0008c3c4"/>
    </style:style>
    <style:style style:name="T6" style:family="text">
      <style:text-properties officeooo:rsid="000a00a1"/>
    </style:style>
    <style:style style:name="T7" style:family="text">
      <style:text-properties officeooo:rsid="000c0d61"/>
    </style:style>
    <style:style style:name="T8" style:family="text">
      <style:text-properties officeooo:rsid="000ed2c1"/>
    </style:style>
    <style:style style:name="T9" style:family="text">
      <style:text-properties officeooo:rsid="0017a503"/>
    </style:style>
    <style:style style:name="T10" style:family="text">
      <style:text-properties officeooo:rsid="001885d5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a4ca6"/>
    </style:style>
    <style:style style:name="T13" style:family="text">
      <style:text-properties officeooo:rsid="001cba15"/>
    </style:style>
    <style:style style:name="T14" style:family="text">
      <style:text-properties officeooo:rsid="00220b7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c646c" style:font-style-asian="italic" style:font-style-complex="italic"/>
    </style:style>
    <style:style style:name="T17" style:family="text">
      <style:text-properties fo:font-style="italic" officeooo:rsid="002fc77c" style:font-style-asian="italic" style:font-style-complex="italic"/>
    </style:style>
    <style:style style:name="T18" style:family="text">
      <style:text-properties officeooo:rsid="0022dba4"/>
    </style:style>
    <style:style style:name="T19" style:family="text">
      <style:text-properties officeooo:rsid="0022f14b"/>
    </style:style>
    <style:style style:name="T20" style:family="text">
      <style:text-properties officeooo:rsid="0024814f"/>
    </style:style>
    <style:style style:name="T21" style:family="text">
      <style:text-properties officeooo:rsid="0026425b"/>
    </style:style>
    <style:style style:name="T22" style:family="text">
      <style:text-properties officeooo:rsid="00286a96"/>
    </style:style>
    <style:style style:name="T23" style:family="text">
      <style:text-properties officeooo:rsid="002c646c"/>
    </style:style>
    <style:style style:name="T24" style:family="text">
      <style:text-properties officeooo:rsid="002c99d1"/>
    </style:style>
    <style:style style:name="T25" style:family="text">
      <style:text-properties officeooo:rsid="00323a2c"/>
    </style:style>
    <style:style style:name="T26" style:family="text">
      <style:text-properties officeooo:rsid="00371191"/>
    </style:style>
    <style:style style:name="T27" style:family="text">
      <style:text-properties officeooo:rsid="003c452b"/>
    </style:style>
    <style:style style:name="T28" style:family="text">
      <style:text-properties officeooo:rsid="0040b5c4"/>
    </style:style>
    <style:style style:name="T29" style:family="text">
      <style:text-properties officeooo:rsid="002fc77c"/>
    </style:style>
    <style:style style:name="T30" style:family="text">
      <style:text-properties officeooo:rsid="00447907"/>
    </style:style>
    <style:style style:name="T31" style:family="text">
      <style:text-properties officeooo:rsid="0045d7b5"/>
    </style:style>
    <style:style style:name="T32" style:family="text">
      <style:text-properties officeooo:rsid="0047a1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Česká <text:span text:style-name="T32">středověká</text:span> <text:span text:style-name="T31">l</text:span>iteratura</text:p>
      <text:p text:style-name="P2">Středověká <text:span text:style-name="T31">l</text:span>iteratura na našem území</text:p>
      <text:list xml:id="list3161327120" text:style-name="L1">
        <text:list-item>
          <text:p text:style-name="P16">počátky písemnictví na Velké Moravě (období raného středověku)</text:p>
        </text:list-item>
        <text:list-item>
          <text:p text:style-name="P16">863 – příchod Konstantina a Metoděje</text:p>
          <text:list>
            <text:list-item>
              <text:p text:style-name="P17">povoláni knížetem Rastislavem</text:p>
            </text:list-item>
            <text:list-item>
              <text:p text:style-name="P17">jazyk Staroslověnština</text:p>
              <text:list>
                <text:list-item>
                  <text:p text:style-name="P17">uměle vzniklý jazyk</text:p>
                </text:list-item>
                <text:list-item>
                  <text:p text:style-name="P17">propojení bulharských nářečí</text:p>
                </text:list-item>
              </text:list>
            </text:list-item>
            <text:list-item>
              <text:p text:style-name="P17">písmo: Hlaholice</text:p>
            </text:list-item>
            <text:list-item>
              <text:p text:style-name="P17">přeložili část bible do Staroslověnštiny</text:p>
              <text:list>
                <text:list-item>
                  <text:p text:style-name="P17">předmluva – <text:span text:style-name="T15">Proglas</text:span></text:p>
                  <text:list>
                    <text:list-item>
                      <text:p text:style-name="P17">nabádá Slovany k pří<text:span text:style-name="T18">jí</text:span>mání vědění z Bible</text:p>
                    </text:list-item>
                    <text:list-item>
                      <text:p text:style-name="P17">vysvětluje jim, že člověk bez vědomostí jakoby neby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Život Konstantina</text:p>
          <text:list>
            <text:list-item>
              <text:p text:style-name="P32">náročnejší</text:p>
            </text:list-item>
            <text:list-item>
              <text:p text:style-name="P32">psali ho jeho učni</text:p>
            </text:list-item>
            <text:list-item>
              <text:p text:style-name="P32">spojení vymyšleného a historického</text:p>
            </text:list-item>
          </text:list>
        </text:list-item>
        <text:list-item>
          <text:p text:style-name="P20">Život Metodějův</text:p>
        </text:list-item>
      </text:list>
      <text:p text:style-name="P2">10. a 11 století v Čechách</text:p>
      <text:list xml:id="list2130159081" text:style-name="L2">
        <text:list-item>
          <text:p text:style-name="P18">Památky Latins<text:span text:style-name="T14">ky</text:span> × Staroslověns<text:span text:style-name="T24">ky</text:span></text:p>
        </text:list-item>
        <text:list-item>
          <text:p text:style-name="P18">Staroslověns<text:span text:style-name="T14">ky</text:span></text:p>
          <text:list>
            <text:list-item>
              <text:p text:style-name="P21">Legenda o sv. Václavovi</text:p>
            </text:list-item>
            <text:list-item>
              <text:p text:style-name="P21">Legenda o sv. Ludmile</text:p>
            </text:list-item>
          </text:list>
        </text:list-item>
        <text:list-item>
          <text:p text:style-name="P18">Latinsky</text:p>
          <text:list>
            <text:list-item>
              <text:p text:style-name="P21">Život a utrpení sv. Václava a jeho babičky Ludmily</text:p>
              <text:list>
                <text:list-item>
                  <text:p text:style-name="P21"><text:span text:style-name="T28">= </text:span>Kristiánova legenda</text:p>
                </text:list-item>
              </text:list>
            </text:list-item>
          </text:list>
        </text:list-item>
      </text:list>
      <text:p text:style-name="P9">Sázavský klášter</text:p>
      <text:list xml:id="list3345804829" text:style-name="L3">
        <text:list-item>
          <text:p text:style-name="P19">1032 – 1097</text:p>
        </text:list-item>
        <text:list-item>
          <text:p text:style-name="P33">učenci z Velké Moravy</text:p>
        </text:list-item>
        <text:list-item>
          <text:p text:style-name="P33">Středisko Slovanské Liturgie</text:p>
        </text:list-item>
        <text:list-item>
          <text:p text:style-name="P33">97 - opuštění kláštera – vytlačeno latinou</text:p>
        </text:list-item>
      </text:list>
      <text:p text:style-name="P11">Kosmova kronika česká</text:p>
      <text:list xml:id="list2204864532" text:style-name="L4">
        <text:list-item>
          <text:p text:style-name="P22">= Kronika Bolmorum</text:p>
        </text:list-item>
        <text:list-item>
          <text:p text:style-name="P34">autor Kosmas</text:p>
        </text:list-item>
        <text:list-item>
          <text:p text:style-name="P34">do 1125, poté umřel</text:p>
        </text:list-item>
        <text:list-item>
          <text:p text:style-name="P34">Bájné <text:span text:style-name="T23">vyprávění</text:span> starců × To co opravdu zažil (<text:span text:style-name="T23">důvěryhodnost</text:span>)</text:p>
        </text:list-item>
        <text:list-item>
          <text:p text:style-name="P34">Opomenul slovanskou liturgii na našem území, poté doplnil tzv. Mnich Sázavský</text:p>
        </text:list-item>
      </text:list>
      <text:p text:style-name="P10"><text:soft-page-break/>H<text:span text:style-name="T1">ospodine pomiluj ny</text:span></text:p>
      <text:list xml:id="list1477904526" text:style-name="L5">
        <text:list-item>
          <text:p text:style-name="P35">Hlaholicí</text:p>
        </text:list-item>
        <text:list-item>
          <text:p text:style-name="P35">Počeštěná podoba z pozdější doby</text:p>
        </text:list-item>
        <text:list-item>
          <text:p text:style-name="P37">naučit</text:p>
        </text:list-item>
      </text:list>
      <text:p text:style-name="P3">Hospodine, pomiluj ny!</text:p>
      <text:p text:style-name="P3">Jezukriste, pomiluj ny!</text:p>
      <text:p text:style-name="P3">Ty, spase všeho mira,</text:p>
      <text:p text:style-name="P3">spasiž ny i uslišiž,</text:p>
      <text:p text:style-name="P3">hospodine hlasy naše!</text:p>
      <text:p text:style-name="P3">Daj nám všem, Hospodine</text:p>
      <text:p text:style-name="P3">ž<text:span text:style-name="T19">ízeň</text:span> a <text:span text:style-name="T7">m</text:span>ír v zemi!</text:p>
      <text:p text:style-name="P3">Krleš! Krleš! Krleš!</text:p>
      <text:p text:style-name="P1">Počátky<text:span text:style-name="T11"> českéh</text:span>o <text:span text:style-name="T23">písemnictví</text:span> <text:span text:style-name="T2">v Čechách</text:span></text:p>
      <text:list xml:id="list540865945" text:style-name="L6">
        <text:list-item>
          <text:p text:style-name="P36">Glosy</text:p>
          <text:list>
            <text:list-item>
              <text:p text:style-name="P36">poznámky na okraj </text:p>
            </text:list-item>
            <text:list-item>
              <text:p text:style-name="P36">výrazy české v češtině v textu latinských modliteb <text:span text:style-name="T2">(motlitby latinsky i česky, materiály latinsky) =&gt; výpomoc</text:span></text:p>
            </text:list-item>
            <text:list-item>
              <text:p text:style-name="P39">né jenom církevního charakteru</text:p>
            </text:list-item>
            <text:list-item>
              <text:p text:style-name="P39">=&gt; české záznamy</text:p>
            </text:list-item>
          </text:list>
        </text:list-item>
        <text:list-item>
          <text:p text:style-name="P39">Počátek 13. století</text:p>
          <text:list>
            <text:list-item>
              <text:p text:style-name="P39">1. česká věta</text:p>
            </text:list-item>
          </text:list>
        </text:list-item>
      </text:list>
      <text:list xml:id="list103448778171031" text:continue-list="list1477904526" text:style-name="L5">
        <text:list-item>
          <text:list>
            <text:list-item>
              <text:list>
                <text:list-item>
                  <text:p text:style-name="P40">O darování půdy (i s nevolníky)</text:p>
                </text:list-item>
              </text:list>
            </text:list-item>
          </text:list>
        </text:list-item>
        <text:list-item>
          <text:p text:style-name="P40">Píseň <text:span text:style-name="T15">Svatý </text:span><text:span text:style-name="T16">Václave</text:span><text:span text:style-name="T15">, vévodo české země</text:span></text:p>
          <text:list>
            <text:list-item>
              <text:p text:style-name="P40">strana 153<text:span text:style-name="T3"> naučit </text:span><text:span text:style-name="T4">1. sloku</text:span></text:p>
            </text:list-item>
            <text:list-item>
              <text:p text:style-name="P42">z 12. století, zapsána později</text:p>
            </text:list-item>
            <text:list-item>
              <text:p text:style-name="P42">např: před bojem na dobré štěstí</text:p>
            </text:list-item>
          </text:list>
        </text:list-item>
      </text:list>
      <text:p text:style-name="P4">Svatý václave,</text:p>
      <text:p text:style-name="P4">vévodo české země,</text:p>
      <text:p text:style-name="P4">kníže náš,</text:p>
      <text:p text:style-name="P4">pros za ny Boha,</text:p>
      <text:p text:style-name="P4">svatého Ducha!</text:p>
      <text:p text:style-name="P4">Kyrieleison!</text:p>
      <text:list xml:id="list103449314002460" text:continue-numbering="true" text:style-name="L5">
        <text:list-item>
          <text:p text:style-name="P40">do 1<text:span text:style-name="T10">3</text:span>. století v čr i literatura v jiných jazycích (jiné národnosti) (Němci, Židé (Hebrejština))</text:p>
          <text:list>
            <text:list-item>
              <text:p text:style-name="P40">Ulrich von Etzenbash</text:p>
              <text:list>
                <text:list-item>
                  <text:p text:style-name="P23">Alexandreida</text:p>
                  <text:list>
                    <text:list-item>
                      <text:p text:style-name="P40">13. st</text:p>
                    </text:list-item>
                    <text:list-item>
                      <text:p text:style-name="P41">Srovnání Přemysla Otakara II s Alexandrem (propagace Přemysla)</text:p>
                    </text:list-item>
                    <text:list-item>
                      <text:p text:style-name="P40">Německy</text:p>
                    </text:list-item>
                  </text:list>
                </text:list-item>
              </text:list>
            </text:list-item>
          </text:list>
          <text:p text:style-name="P13">Literatura vrcholného středověku <text:span text:style-name="T5">v Čechách</text:span></text:p>
        </text:list-item>
        <text:list-item>
          <text:p text:style-name="P43">14., <text:span text:style-name="T6">15</text:span>.st</text:p>
        </text:list-item>
        <text:list-item>
          <text:p text:style-name="P43">Karel IV.</text:p>
        </text:list-item>
        <text:list-item>
          <text:p text:style-name="P44">Husité</text:p>
          <text:p text:style-name="P15"><text:soft-page-break/>14. st – Karel IV.</text:p>
        </text:list-item>
        <text:list-item>
          <text:p text:style-name="P45">Chrám sv. Víta</text:p>
        </text:list-item>
        <text:list-item>
          <text:p text:style-name="P45">Univerzita Karlova 1348</text:p>
        </text:list-item>
        <text:list-item>
          <text:p text:style-name="P45">Arcibiskupství v Praze</text:p>
        </text:list-item>
        <text:list-item>
          <text:p text:style-name="P45">tendence v lit.</text:p>
          <text:list>
            <text:list-item>
              <text:p text:style-name="P45">Proces laicizace</text:p>
              <text:list>
                <text:list-item>
                  <text:p text:style-name="P45">literaturu píšou i laici (= nejsou kněží)</text:p>
                </text:list-item>
                <text:list-item>
                  <text:p text:style-name="P45">jinný rozměr</text:p>
                </text:list-item>
                <text:list-item>
                  <text:p text:style-name="P45">světská témata</text:p>
                </text:list-item>
              </text:list>
            </text:list-item>
            <text:list-item>
              <text:p text:style-name="P45">Proces demokratizace</text:p>
              <text:list>
                <text:list-item>
                  <text:p text:style-name="P45">Volnost tématů</text:p>
                </text:list-item>
                <text:list-item>
                  <text:p text:style-name="P45">širší společnost</text:p>
                </text:list-item>
              </text:list>
            </text:list-item>
            <text:list-item>
              <text:p text:style-name="P45">=&gt; Více památek Česky</text:p>
            </text:list-item>
          </text:list>
        </text:list-item>
        <text:list-item>
          <text:p text:style-name="P24">Alexandreis</text:p>
          <text:list>
            <text:list-item>
              <text:p text:style-name="P45">česky</text:p>
            </text:list-item>
            <text:list-item>
              <text:p text:style-name="P46">předloha Kastilionského, <text:span text:style-name="T8">možná i Etzebasha</text:span></text:p>
            </text:list-item>
            <text:list-item>
              <text:p text:style-name="P45">idelál rytíře vsazen do č. Prostředí</text:p>
            </text:list-item>
            <text:list-item>
              <text:p text:style-name="P48">České místopisné názvy</text:p>
            </text:list-item>
            <text:list-item>
              <text:p text:style-name="P48">Alexandr jako křesťan</text:p>
            </text:list-item>
            <text:list-item>
              <text:p text:style-name="P45">bez <text:span text:style-name="T8">a</text:span>utora</text:p>
            </text:list-item>
          </text:list>
        </text:list-item>
        <text:list-item>
          <text:p text:style-name="P25">Kronika tak řečeného Dalimila</text:p>
          <text:list>
            <text:list-item>
              <text:p text:style-name="P49">autor není Dalimil (om<text:span text:style-name="T9">y</text:span>l)</text:p>
            </text:list-item>
            <text:list-item>
              <text:p text:style-name="P49">od počátku č. dějin do r. 1314</text:p>
            </text:list-item>
            <text:list-item>
              <text:p text:style-name="P49">veršovaná</text:p>
            </text:list-item>
            <text:list-item>
              <text:p text:style-name="P49">česky</text:p>
            </text:list-item>
            <text:list-item>
              <text:p text:style-name="P49">pocit vlastenectví</text:p>
              <text:list>
                <text:list-item>
                  <text:p text:style-name="P49">není dobré, když mají cizí státy vliv na záležitosti v Čechách (Německo)</text:p>
                </text:list-item>
              </text:list>
            </text:list-item>
          </text:list>
        </text:list-item>
        <text:list-item>
          <text:p text:style-name="P50">2. pol 14. st.</text:p>
          <text:list>
            <text:list-item>
              <text:p text:style-name="P50">Karel IV</text:p>
              <text:list>
                <text:list-item>
                  <text:p text:style-name="P26">Vita Caroli</text:p>
                  <text:list>
                    <text:list-item>
                      <text:p text:style-name="P50">vlastní životopis</text:p>
                    </text:list-item>
                    <text:list-item>
                      <text:p text:style-name="P50"><text:span text:style-name="T14">vzpomíná</text:span> např. na začátek svého <text:span text:style-name="T14">vládnutí</text:span></text:p>
                    </text:list-item>
                    <text:list-item>
                      <text:p text:style-name="P51">latinsky</text:p>
                    </text:list-item>
                  </text:list>
                </text:list-item>
              </text:list>
            </text:list-item>
          </text:list>
        </text:list-item>
      </text:list>
      <text:p text:style-name="P5">D<text:span text:style-name="T12">U</text:span>: 169,171 přečíst</text:p>
      <text:list xml:id="list103450108381658" text:continue-numbering="true" text:style-name="L5">
        <text:list-item>
          <text:list>
            <text:list-item>
              <text:p text:style-name="P50">Bartoloměj z Chlumce</text:p>
              <text:list>
                <text:list-item>
                  <text:p text:style-name="P52">řečený Claret</text:p>
                </text:list-item>
                <text:list-item>
                  <text:p text:style-name="P26">Glosář, Bohe<text:span text:style-name="T14">m</text:span>ář, Vokabulář</text:p>
                  <text:list>
                    <text:list-item>
                      <text:p text:style-name="P50">VŠ. učebnice</text:p>
                    </text:list-item>
                    <text:list-item>
                      <text:p text:style-name="P50">latinské pojmy, český výklad</text:p>
                    </text:list-item>
                  </text:list>
                </text:list-item>
                <text:list-item>
                  <text:p text:style-name="P26">Ptačí zahrádka</text:p>
                  <text:list>
                    <text:list-item>
                      <text:p text:style-name="P50">povídání o ptačích druzích, zachycuje soudobé vědění</text:p>
                    </text:list-item>
                  </text:list>
                </text:list-item>
              </text:list>
            </text:list-item>
            <text:list-item>
              <text:p text:style-name="P53">Legendy</text:p>
              <text:list>
                <text:list-item>
                  <text:p text:style-name="P53">O životech, skutcích a zázracích svatých</text:p>
                </text:list-item>
                <text:list-item>
                  <text:p text:style-name="P27">O sv. Prokopu</text:p>
                </text:list-item>
                <text:list-item>
                  <text:p text:style-name="P27">O sv. Kateřině</text:p>
                </text:list-item>
              </text:list>
            </text:list-item>
            <text:list-item>
              <text:p text:style-name="P53">Drama</text:p>
              <text:list>
                <text:list-item>
                  <text:p text:style-name="P53">Vznik z kostelních představení (přidání světských prvků)</text:p>
                </text:list-item>
                <text:list-item>
                  <text:p text:style-name="P53">hra <text:span text:style-name="T15">Mastičkář</text:span></text:p>
                  <text:list>
                    <text:list-item>
                      <text:p text:style-name="P53">Marie hledá na trži<text:span text:style-name="T14">š</text:span>ti mastičky na pobalzámování Ježíše</text:p>
                    </text:list-item>
                    <text:list-item>
                      <text:p text:style-name="P53">Obraz středověkého tržiště</text:p>
                    </text:list-item>
                    <text:list-item>
                      <text:p text:style-name="P53">zpěv, recitace</text:p>
                    </text:list-item>
                  </text:list>
                </text:list-item>
                <text:list-item>
                  <text:p text:style-name="P53"><text:soft-page-break/>Žákovská poezie = makaronská poezie</text:p>
                  <text:list>
                    <text:list-item>
                      <text:p text:style-name="P53">prokládání jazyků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přelom století</text:p>
          <text:list>
            <text:list-item>
              <text:p text:style-name="P27">Trojánská kronika</text:p>
              <text:list>
                <text:list-item>
                  <text:p text:style-name="P54">vznikala už ve 13. století</text:p>
                </text:list-item>
                <text:list-item>
                  <text:p text:style-name="P53">pravděpodobně 1. tištěná kniha u nás (1468 – 18. let po vynálezu knihtisku)</text:p>
                </text:list-item>
                <text:list-item>
                  <text:p text:style-name="P53">prvotisk (inkunábule) = texty v prvních 50 letech po vzniku knihtisku</text:p>
                </text:list-item>
                <text:list-item>
                  <text:p text:style-name="P53">pojed<text:span text:style-name="T13">nává o Trojské válce</text:span></text:p>
                </text:list-item>
                <text:list-item>
                  <text:p text:style-name="P55">čerpala např. z Homéra</text:p>
                </text:list-item>
              </text:list>
            </text:list-item>
            <text:list-item>
              <text:p text:style-name="P28">Tkadleček</text:p>
              <text:list>
                <text:list-item>
                  <text:p text:style-name="P55">filozofická proza</text:p>
                </text:list-item>
                <text:list-item>
                  <text:p text:style-name="P55">Tkadleček – spisovatl – tká příběhy</text:p>
                </text:list-item>
                <text:list-item>
                  <text:p text:style-name="P55">založeno na úvahách</text:p>
                </text:list-item>
                <text:list-item>
                  <text:p text:style-name="P52">autor rozprává s neštěstím</text:p>
                </text:list-item>
              </text:list>
            </text:list-item>
            <text:list-item>
              <text:p text:style-name="P55">Avigdon Kara</text:p>
              <text:list>
                <text:list-item>
                  <text:p text:style-name="P28">Všechna ta neštěstí</text:p>
                  <text:list>
                    <text:list-item>
                      <text:p text:style-name="P55">Pogrom na židy (vyvraždování)</text:p>
                    </text:list-item>
                  </text:list>
                </text:list-item>
              </text:list>
            </text:list-item>
            <text:list-item>
              <text:p text:style-name="P56">Sociální satiry</text:p>
              <text:list>
                <text:list-item>
                  <text:p text:style-name="P56">kritizuje <text:span text:style-name="T21">rozdíly ve společnosti</text:span> </text:p>
                </text:list-item>
                <text:list-item>
                  <text:p text:style-name="P29">Píseň veselé chudiny</text:p>
                </text:list-item>
                <text:list-item>
                  <text:p text:style-name="P30">Hradecký rukopis</text:p>
                  <text:list>
                    <text:list-item>
                      <text:p text:style-name="P57">Několik skladeb</text:p>
                    </text:list-item>
                    <text:list-item>
                      <text:p text:style-name="P30">Desatero kázanie božie</text:p>
                      <text:list>
                        <text:list-item>
                          <text:p text:style-name="P57">Krytka církevních hodnostářů</text:p>
                        </text:list-item>
                      </text:list>
                    </text:list-item>
                    <text:list-item>
                      <text:p text:style-name="P57"><text:span text:style-name="T15">Satiry o řemeslnících a konšelích </text:span>(starostové)</text:p>
                    </text:list-item>
                    <text:list-item>
                      <text:p text:style-name="P30">O lišce a džbánu</text:p>
                      <text:list>
                        <text:list-item>
                          <text:p text:style-name="P57">Ponaučení: C<text:span text:style-name="T22">h</text:span>ovej se k druhému tak, jak chceš, aby se on choval k tobě</text:p>
                        </text:list-item>
                      </text:list>
                    </text:list-item>
                  </text:list>
                </text:list-item>
                <text:list-item>
                  <text:p text:style-name="P30">Podkoní a žá<text:span text:style-name="T22">k</text:span></text:p>
                  <text:list>
                    <text:list-item>
                      <text:p text:style-name="P58">vázaný verš – trochej</text:p>
                    </text:list-item>
                    <text:list-item>
                      <text:p text:style-name="P58">né uplně pravidelný rý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Tomáš Štítný ze Štítného</text:p>
          <text:list>
            <text:list-item>
              <text:p text:style-name="P58">nedokončil Karlovu Univerzitu</text:p>
            </text:list-item>
            <text:list-item>
              <text:p text:style-name="P58">zbožný</text:p>
            </text:list-item>
            <text:list-item>
              <text:p text:style-name="P58">dílo určeno nejdříve jeho dětem</text:p>
            </text:list-item>
            <text:list-item>
              <text:p text:style-name="P59">Zaobírá se otázkami víry</text:p>
            </text:list-item>
            <text:list-item>
              <text:p text:style-name="P31">Řeči besední</text:p>
              <text:list>
                <text:list-item>
                  <text:p text:style-name="P58">základní poučení dětí o víře</text:p>
                </text:list-item>
                <text:list-item>
                  <text:p text:style-name="P58">forma otázek a odpovědí</text:p>
                </text:list-item>
              </text:list>
            </text:list-item>
            <text:list-item>
              <text:p text:style-name="P58"><text:span text:style-name="T15">Knížky šestery o obecných věcech </text:span><text:span text:style-name="T17">křesťanství</text:span></text:p>
              <text:list>
                <text:list-item>
                  <text:p text:style-name="P60"><text:span text:style-name="T29">O </text:span>základní lidské morálce</text:p>
                </text:list-item>
              </text:list>
            </text:list-item>
            <text:list-item>
              <text:p text:style-name="P31">Knížky o šašiech</text:p>
              <text:list>
                <text:list-item>
                  <text:p text:style-name="P58">o hře šachy</text:p>
                </text:list-item>
                <text:list-item>
                  <text:p text:style-name="P58">alegorie</text:p>
                  <text:list>
                    <text:list-item>
                      <text:p text:style-name="P58">symbolika rozvrstvení společnost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Předchůdci Husovi</text:p>
          <text:list>
            <text:list-item>
              <text:p text:style-name="P59">kritika církve, náprava</text:p>
            </text:list-item>
            <text:list-item>
              <text:p text:style-name="P59">Konrád Waldhauser</text:p>
            </text:list-item>
            <text:list-item>
              <text:p text:style-name="P59">Jan Mileč z Kroměříže</text:p>
            </text:list-item>
            <text:list-item>
              <text:p text:style-name="P59">John Wickleff</text:p>
            </text:list-item>
          </text:list>
        </text:list-item>
      </text:list>
      <text:p text:style-name="P8">15. st – Václav, Zikmund, Husité</text:p>
      <text:list xml:id="list103449806544215" text:continue-numbering="true" text:style-name="L5">
        <text:list-item>
          <text:p text:style-name="P47">reforma církve</text:p>
        </text:list-item>
        <text:list-item>
          <text:p text:style-name="P47"><text:soft-page-break/>=&gt; Vnitřní rozboje =&gt; úpadek</text:p>
        </text:list-item>
      </text:list>
      <text:p text:style-name="P6">DEKAMERON – <text:span text:style-name="T20">úryvek</text:span> str. 200 Jedna komorná celá rozespaná … ať to byl už kdokoliv</text:p>
      <text:list xml:id="list2292788504" text:style-name="L7">
        <text:list-item>
          <text:p text:style-name="P61">Jan Hus</text:p>
          <text:list>
            <text:list-item>
              <text:p text:style-name="P38">vypsat z učebnice</text:p>
            </text:list-item>
            <text:list-item>
              <text:p text:style-name="P62">Reforma českého pravopisu</text:p>
              <text:list>
                <text:list-item>
                  <text:p text:style-name="P62">Spřežky =&gt; <text:span text:style-name="T25">nabodeníčko</text:span> krátké a dlouhé (háček, čárka<text:span text:style-name="T25">)</text:span></text:p>
                </text:list-item>
              </text:list>
            </text:list-item>
            <text:list-item>
              <text:p text:style-name="P62">Vystudoval KU, kde poté byl rektorem.</text:p>
            </text:list-item>
            <text:list-item>
              <text:p text:style-name="P63">Kazatel</text:p>
              <text:list>
                <text:list-item>
                  <text:p text:style-name="P63">kaple betlémská</text:p>
                  <text:list>
                    <text:list-item>
                      <text:p text:style-name="P63">Česky</text:p>
                    </text:list-item>
                    <text:list-item>
                      <text:p text:style-name="P63">nesouhlas ze ziskem prostředků církve</text:p>
                    </text:list-item>
                    <text:list-item>
                      <text:p text:style-name="P63">=&gt; interdikt (zákaz církevních obřadů)</text:p>
                    </text:list-item>
                    <text:list-item>
                      <text:p text:style-name="P63">=&gt; odchod z Prahy</text:p>
                    </text:list-item>
                  </text:list>
                </text:list-item>
              </text:list>
            </text:list-item>
            <text:list-item>
              <text:p text:style-name="P63">univerzitní mistr (profesor)</text:p>
            </text:list-item>
            <text:list-item>
              <text:p text:style-name="P63">dekret Kutnohorský poměr hlasů zlepšen ve prospěch čechů</text:p>
            </text:list-item>
            <text:list-item>
              <text:p text:style-name="P63">1415</text:p>
              <text:list>
                <text:list-item>
                  <text:p text:style-name="P63">konsil v kostnici</text:p>
                  <text:list>
                    <text:list-item>
                      <text:p text:style-name="P65">nebyl svolán proti němu</text:p>
                    </text:list-item>
                    <text:list-item>
                      <text:p text:style-name="P65">odsoudil ho k upálení</text:p>
                    </text:list-item>
                  </text:list>
                </text:list-item>
              </text:list>
            </text:list-item>
            <text:list-item>
              <text:p text:style-name="P63">Dílo</text:p>
              <text:list>
                <text:list-item>
                  <text:p text:style-name="P63">Česky</text:p>
                  <text:list>
                    <text:list-item>
                      <text:p text:style-name="P68">Knížky o svatokupectví</text:p>
                      <text:list>
                        <text:list-item>
                          <text:p text:style-name="P64"><text:span text:style-name="T26">n</text:span>esouhlas s prodáváním odpustků, majetkem církve …</text:p>
                        </text:list-item>
                      </text:list>
                    </text:list-item>
                    <text:list-item>
                      <text:p text:style-name="P69">Dcerka</text:p>
                      <text:list>
                        <text:list-item>
                          <text:p text:style-name="P66">rady ženám a dívkám, jak žít v souladu s biblí</text:p>
                        </text:list-item>
                      </text:list>
                    </text:list-item>
                    <text:list-item>
                      <text:p text:style-name="P69">O pravopise Čekém</text:p>
                      <text:list>
                        <text:list-item>
                          <text:p text:style-name="P66">ˇ a ´</text:p>
                        </text:list-item>
                      </text:list>
                    </text:list-item>
                    <text:list-item>
                      <text:p text:style-name="P69">Postila</text:p>
                      <text:list>
                        <text:list-item>
                          <text:p text:style-name="P66">z „post ila verbe“</text:p>
                        </text:list-item>
                        <text:list-item>
                          <text:p text:style-name="P66">vysvětlení nedělních čteních z <text:s/>bible</text:p>
                        </text:list-item>
                      </text:list>
                    </text:list-item>
                    <text:list-item>
                      <text:p text:style-name="P70">Výklad Viery, Desatera a Páteře</text:p>
                      <text:list>
                        <text:list-item>
                          <text:p text:style-name="P65">výklad 3 nejznámějšáích církevních textů</text:p>
                        </text:list-item>
                      </text:list>
                    </text:list-item>
                  </text:list>
                </text:list-item>
                <text:list-item>
                  <text:p text:style-name="P63">Latinsky</text:p>
                  <text:list>
                    <text:list-item>
                      <text:p text:style-name="P68">Qvodlibet (Cokoliv)</text:p>
                      <text:list>
                        <text:list-item>
                          <text:p text:style-name="P63">témata vztahující se ke středověké vědě</text:p>
                        </text:list-item>
                      </text:list>
                    </text:list-item>
                    <text:list-item>
                      <text:p text:style-name="P68">De eclesia (O církvi)</text:p>
                      <text:list>
                        <text:list-item>
                          <text:p text:style-name="P63">kritika církve</text:p>
                        </text:list-item>
                        <text:list-item>
                          <text:p text:style-name="P63">papež není hlava církve, to je Kristus</text:p>
                        </text:list-item>
                      </text:list>
                    </text:list-item>
                    <text:list-item>
                      <text:p text:style-name="P68">O šesti bludech</text:p>
                      <text:list>
                        <text:list-item>
                          <text:p text:style-name="P63">Názory na víru</text:p>
                        </text:list-item>
                        <text:list-item>
                          <text:p text:style-name="P63">„Všichni by měli poslouchat pány bez jakéhokoliv přemýšlení“ – nesouhlas</text:p>
                        </text:list-item>
                      </text:list>
                    </text:list-item>
                  </text:list>
                </text:list-item>
                <text:list-item>
                  <text:p text:style-name="P65">Listy</text:p>
                  <text:list>
                    <text:list-item>
                      <text:p text:style-name="P70">dopysy z Kostnice</text:p>
                    </text:list-item>
                    <text:list-item>
                      <text:p text:style-name="P65">Latinsky i česky</text:p>
                    </text:list-item>
                  </text:list>
                </text:list-item>
              </text:list>
            </text:list-item>
            <text:list-item>
              <text:p text:style-name="P65">husitský program</text:p>
              <text:list>
                <text:list-item>
                  <text:p text:style-name="P65">přímání od obojího</text:p>
                  <text:list>
                    <text:list-item>
                      <text:p text:style-name="P65">chléb i víno</text:p>
                    </text:list-item>
                    <text:list-item>
                      <text:p text:style-name="P65">kalich</text:p>
                    </text:list-item>
                  </text:list>
                </text:list-item>
                <text:list-item>
                  <text:p text:style-name="P65">svobodné kázání věcí z Bible</text:p>
                  <text:list>
                    <text:list-item>
                      <text:p text:style-name="P65">bez cenzury papeže</text:p>
                    </text:list-item>
                  </text:list>
                </text:list-item>
                <text:list-item>
                  <text:p text:style-name="P65">Církev né v přepychu</text:p>
                </text:list-item>
              </text:list>
            </text:list-item>
          </text:list>
        </text:list-item>
        <text:list-item>
          <text:p text:style-name="P65">Literatura doby husitské</text:p>
          <text:list>
            <text:list-item>
              <text:p text:style-name="P65"><text:soft-page-break/>Kancionály</text:p>
              <text:list>
                <text:list-item>
                  <text:p text:style-name="P65">= <text:s/>spěvníky např. Písní po boji</text:p>
                </text:list-item>
                <text:list-item>
                  <text:p text:style-name="P70">Jiste<text:span text:style-name="T30">b</text:span>nický kancionál</text:p>
                  <text:list>
                    <text:list-item>
                      <text:p text:style-name="P65">Ktož <text:span text:style-name="T27">j</text:span>sú boží bojovníci</text:p>
                    </text:list-item>
                    <text:list-item>
                      <text:p text:style-name="P65">Píseň přeslavné koruny České</text:p>
                      <text:list>
                        <text:list-item>
                          <text:p text:style-name="P65">= Píseň o vítězství u Domažlic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5">Traktáty</text:p>
              <text:list>
                <text:list-item>
                  <text:p text:style-name="P65">filosofická pojednání o filosofických a náboženských otázkách (později i mravy …)</text:p>
                </text:list-item>
              </text:list>
            </text:list-item>
            <text:list-item>
              <text:p text:style-name="P65">Kroniky</text:p>
              <text:list>
                <text:list-item>
                  <text:p text:style-name="P70">Kronika husitská</text:p>
                  <text:list>
                    <text:list-item>
                      <text:p text:style-name="P65">očima umírněných husitů z Prahy</text:p>
                    </text:list-item>
                    <text:list-item>
                      <text:p text:style-name="P65">autor Vavřinec z Březové</text:p>
                    </text:list-item>
                  </text:list>
                </text:list-item>
              </text:list>
            </text:list-item>
            <text:list-item>
              <text:p text:style-name="P65">již se nepíšou legendy o svatých a např. i drama</text:p>
            </text:list-item>
          </text:list>
        </text:list-item>
        <text:list-item>
          <text:p text:style-name="P65">Petr Chelčický</text:p>
          <text:list>
            <text:list-item>
              <text:p text:style-name="P65">1390 – 1460</text:p>
            </text:list-item>
            <text:list-item>
              <text:p text:style-name="P65">bohatší sedlák</text:p>
            </text:list-item>
            <text:list-item>
              <text:p text:style-name="P65">sepisování myšlenek</text:p>
            </text:list-item>
            <text:list-item>
              <text:p text:style-name="P65">základ pro vznik církve „Jednota bratrská“ = „Čeští bratři“</text:p>
              <text:list>
                <text:list-item>
                  <text:p text:style-name="P65">protestanté</text:p>
                </text:list-item>
                <text:list-item>
                  <text:p text:style-name="P65">postupem doby začali podporovat vzdělání</text:p>
                </text:list-item>
              </text:list>
            </text:list-item>
            <text:list-item>
              <text:p text:style-name="P71">Sieť viery prave</text:p>
              <text:list>
                <text:list-item>
                  <text:p text:style-name="P67">alegorické zachycení toho, že ani panovník a papež nedělají vše v souladu s Biblí</text:p>
                </text:list-item>
              </text:list>
            </text:list-item>
            <text:list-item>
              <text:p text:style-name="P71">O boji duchovním</text:p>
              <text:list>
                <text:list-item>
                  <text:p text:style-name="P67">Boj pouze myšlenky, né zbraněmi</text:p>
                </text:list-item>
              </text:list>
            </text:list-item>
            <text:list-item>
              <text:p text:style-name="P71">O trojím lidu</text:p>
              <text:list>
                <text:list-item>
                  <text:p text:style-name="P67">rozdělení společnosti na duchovenstvo, vrchnost a poddané</text:p>
                </text:list-item>
              </text:list>
            </text:list-item>
          </text:list>
        </text:list-item>
      </text:list>
      <text:p text:style-name="P7">TEST: 1.6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06-01T10:34:47.415000000</dc:date>
    <meta:editing-duration>PT4H49M11S</meta:editing-duration>
    <meta:editing-cycles>34</meta:editing-cycles>
    <meta:generator>LibreOffice/5.4.6.2$Windows_X86_64 LibreOffice_project/4014ce260a04f1026ba855d3b8d91541c224eab8</meta:generator>
    <meta:document-statistic meta:table-count="0" meta:image-count="0" meta:object-count="0" meta:page-count="6" meta:paragraph-count="259" meta:word-count="1221" meta:character-count="6609" meta:non-whitespace-character-count="5864"/>
  </office:meta>
</office:document-meta>
</file>